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1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ot_case</text:p>
          </table:table-cell>
          <table:table-cell office:value-type="string" calcext:value-type="string">
            <text:p>cur_admit</text:p>
          </table:table-cell>
          <table:table-cell office:value-type="string" calcext:value-type="string">
            <text:p>tot_recover</text:p>
          </table:table-cell>
          <table:table-cell office:value-type="string" calcext:value-type="string">
            <text:p>tot_death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3:.F10])" office:value-type="float" office:value="344" calcext:value-type="float">
            <text:p/>
          </table:table-cell>
          <table:table-cell table:formula="of:=SUM([.G3:.G10])" office:value-type="float" office:value="12" calcext:value-type="float">
            <text:p/>
          </table:table-cell>
          <table:table-cell/>
          <table:table-cell table:formula="of:=SUM([.I3:.I10])" office:value-type="float" office:value="217" calcext:value-type="float">
            <text:p/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602" calcext:value-type="float">
            <text:p>20140602</text:p>
          </table:table-cell>
          <table:table-cell office:value-type="string" calcext:value-type="string">
            <text:p>Guinea_Ebola_Sit_Rep_5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2:.F19])" office:value-type="float" office:value="344" calcext:value-type="float">
            <text:p/>
          </table:table-cell>
          <table:table-cell table:formula="of:=SUM([.G12:.G19])" office:value-type="float" office:value="31" calcext:value-type="float">
            <text:p/>
          </table:table-cell>
          <table:table-cell/>
          <table:table-cell table:formula="of:=SUM([.I12:.I19])" office:value-type="float" office:value="217" calcext:value-type="float">
            <text:p/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Guinea_Ebola_Sit_Rep_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1:.F34])" office:value-type="float" office:value="495" calcext:value-type="float">
            <text:p/>
          </table:table-cell>
          <table:table-cell table:formula="of:=SUM([.G21:.G34])" office:value-type="float" office:value="31" calcext:value-type="float">
            <text:p/>
          </table:table-cell>
          <table:table-cell/>
          <table:table-cell table:formula="of:=SUM([.I21:.I34])" office:value-type="float" office:value="363" calcext:value-type="float">
            <text:p/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Guinea_Ebola_Sit_Rep_11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36:.F49])" office:value-type="float" office:value="515" calcext:value-type="float">
            <text:p/>
          </table:table-cell>
          <table:table-cell table:formula="of:=SUM([.G36:.G49])" office:value-type="float" office:value="15" calcext:value-type="float">
            <text:p/>
          </table:table-cell>
          <table:table-cell/>
          <table:table-cell table:formula="of:=SUM([.I36:.I49])" office:value-type="float" office:value="378" calcext:value-type="float">
            <text:p/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819" calcext:value-type="float">
            <text:p>20140819</text:p>
          </table:table-cell>
          <table:table-cell office:value-type="string" calcext:value-type="string">
            <text:p>Guinea_Ebola_Sit_Rep_11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51:.F64])" office:value-type="float" office:value="603" calcext:value-type="float">
            <text:p/>
          </table:table-cell>
          <table:table-cell table:formula="of:=SUM([.G51:.G64])" office:value-type="float" office:value="51" calcext:value-type="float">
            <text:p/>
          </table:table-cell>
          <table:table-cell/>
          <table:table-cell table:formula="of:=SUM([.I51:.I64])" office:value-type="float" office:value="402" calcext:value-type="float">
            <text:p/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820" calcext:value-type="float">
            <text:p>20140820</text:p>
          </table:table-cell>
          <table:table-cell office:value-type="string" calcext:value-type="string">
            <text:p>Guinea_Ebola_Sit_Rep_12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66:.F79])" office:value-type="float" office:value="661" calcext:value-type="float">
            <text:p/>
          </table:table-cell>
          <table:table-cell table:formula="of:=SUM([.G66:.G79])" office:value-type="float" office:value="79" calcext:value-type="float">
            <text:p/>
          </table:table-cell>
          <table:table-cell/>
          <table:table-cell table:formula="of:=SUM([.I66:.I79])" office:value-type="float" office:value="435" calcext:value-type="float">
            <text:p/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12" calcext:value-type="float">
            <text:p>3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4" calcext:value-type="float">
            <text:p>20140824</text:p>
          </table:table-cell>
          <table:table-cell office:value-type="string" calcext:value-type="string">
            <text:p>Guinea_Ebola_Sit_Rep_132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81:.F94])" office:value-type="float" office:value="663" calcext:value-type="float">
            <text:p/>
          </table:table-cell>
          <table:table-cell table:formula="of:=SUM([.G81:.G94])" office:value-type="float" office:value="80" calcext:value-type="float">
            <text:p/>
          </table:table-cell>
          <table:table-cell/>
          <table:table-cell table:formula="of:=SUM([.I81:.I94])" office:value-type="float" office:value="438" calcext:value-type="float">
            <text:p/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6" calcext:value-type="float">
            <text:p>20140826</text:p>
          </table:table-cell>
          <table:table-cell office:value-type="string" calcext:value-type="string">
            <text:p>Guinea_Ebola_Sit_Rep_13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96:.F110])" office:value-type="float" office:value="707" calcext:value-type="float">
            <text:p/>
          </table:table-cell>
          <table:table-cell table:formula="of:=SUM([.G96:.G110])" office:value-type="float" office:value="82" calcext:value-type="float">
            <text:p/>
          </table:table-cell>
          <table:table-cell/>
          <table:table-cell table:formula="of:=SUM([.I96:.I110])" office:value-type="float" office:value="468" calcext:value-type="float">
            <text:p/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17" calcext:value-type="float">
            <text:p>31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829" calcext:value-type="float">
            <text:p>20140829</text:p>
          </table:table-cell>
          <table:table-cell office:value-type="string" calcext:value-type="string">
            <text:p>Guinea_Ebola_Sit_Rep_13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12:.F126])" office:value-type="float" office:value="749" calcext:value-type="float">
            <text:p/>
          </table:table-cell>
          <table:table-cell table:formula="of:=SUM([.G112:.G126])" office:value-type="float" office:value="99" calcext:value-type="float">
            <text:p/>
          </table:table-cell>
          <table:table-cell/>
          <table:table-cell table:formula="of:=SUM([.I112:.I126])" office:value-type="float" office:value="489" calcext:value-type="float">
            <text:p/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830" calcext:value-type="float">
            <text:p>20140830</text:p>
          </table:table-cell>
          <table:table-cell office:value-type="string" calcext:value-type="string">
            <text:p>Guinea_Ebola_Sit_Rep_137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28:.F144])" office:value-type="float" office:value="790" calcext:value-type="float">
            <text:p/>
          </table:table-cell>
          <table:table-cell table:formula="of:=SUM([.G128:.G144])" office:value-type="float" office:value="105" calcext:value-type="float">
            <text:p/>
          </table:table-cell>
          <table:table-cell/>
          <table:table-cell table:formula="of:=SUM([.I128:.I144])" office:value-type="float" office:value="501" calcext:value-type="float">
            <text:p/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Guinea_Ebola_Sit_Rep_139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46:.F162])" office:value-type="float" office:value="823" calcext:value-type="float">
            <text:p/>
          </table:table-cell>
          <table:table-cell table:formula="of:=SUM([.G146:.G162])" office:value-type="float" office:value="103" calcext:value-type="float">
            <text:p/>
          </table:table-cell>
          <table:table-cell/>
          <table:table-cell table:formula="of:=SUM([.I146:.I162])" office:value-type="float" office:value="522" calcext:value-type="float">
            <text:p/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36" calcext:value-type="float">
            <text:p>33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03" calcext:value-type="float">
            <text:p>20140903</text:p>
          </table:table-cell>
          <table:table-cell office:value-type="string" calcext:value-type="string">
            <text:p>Guinea_Ebola_Sit_Rep_14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64:.F180])" office:value-type="float" office:value="862" calcext:value-type="float">
            <text:p/>
          </table:table-cell>
          <table:table-cell table:formula="of:=SUM([.G164:.G180])" office:value-type="float" office:value="106" calcext:value-type="float">
            <text:p/>
          </table:table-cell>
          <table:table-cell/>
          <table:table-cell table:formula="of:=SUM([.I164:.I180])" office:value-type="float" office:value="555" calcext:value-type="float">
            <text:p/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44" calcext:value-type="float">
            <text:p>34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6" calcext:value-type="float">
            <text:p>20140906</text:p>
          </table:table-cell>
          <table:table-cell office:value-type="string" calcext:value-type="string">
            <text:p>Guinea_Ebola_Sit_Rep_14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182:.F198])" office:value-type="float" office:value="861" calcext:value-type="float">
            <text:p/>
          </table:table-cell>
          <table:table-cell table:formula="of:=SUM([.G182:.G198])" office:value-type="float" office:value="50" calcext:value-type="float">
            <text:p/>
          </table:table-cell>
          <table:table-cell/>
          <table:table-cell table:formula="of:=SUM([.I182:.I198])" office:value-type="float" office:value="557" calcext:value-type="float">
            <text:p/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7" calcext:value-type="float">
            <text:p>20140907</text:p>
          </table:table-cell>
          <table:table-cell office:value-type="string" calcext:value-type="string">
            <text:p>Guinea_Ebola_Sit_Rep_145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00:.F216])" office:value-type="float" office:value="867" calcext:value-type="float">
            <text:p/>
          </table:table-cell>
          <table:table-cell table:formula="of:=SUM([.G200:.G216])" office:value-type="float" office:value="92" calcext:value-type="float">
            <text:p/>
          </table:table-cell>
          <table:table-cell/>
          <table:table-cell table:formula="of:=SUM([.I200:.I216])" office:value-type="float" office:value="565" calcext:value-type="float">
            <text:p/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08" calcext:value-type="float">
            <text:p>20140908</text:p>
          </table:table-cell>
          <table:table-cell office:value-type="string" calcext:value-type="string">
            <text:p>Guinea_Ebola_Sit_Rep_146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18:.F234])" office:value-type="float" office:value="899" calcext:value-type="float">
            <text:p/>
          </table:table-cell>
          <table:table-cell table:formula="of:=SUM([.G218:.G234])" office:value-type="float" office:value="108" calcext:value-type="float">
            <text:p/>
          </table:table-cell>
          <table:table-cell/>
          <table:table-cell table:formula="of:=SUM([.I218:.I234])" office:value-type="float" office:value="568" calcext:value-type="float">
            <text:p/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47" calcext:value-type="float">
            <text:p>3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10" calcext:value-type="float">
            <text:p>20140910</text:p>
          </table:table-cell>
          <table:table-cell office:value-type="string" calcext:value-type="string">
            <text:p>Guinea_Ebola_Sit_Rep_148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36:.F253])" office:value-type="float" office:value="936" calcext:value-type="float">
            <text:p/>
          </table:table-cell>
          <table:table-cell table:formula="of:=SUM([.G236:.G253])" office:value-type="float" office:value="61" calcext:value-type="float">
            <text:p/>
          </table:table-cell>
          <table:table-cell/>
          <table:table-cell table:formula="of:=SUM([.I236:.I253])" office:value-type="float" office:value="595" calcext:value-type="float">
            <text:p/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3" calcext:value-type="float">
            <text:p>20140913</text:p>
          </table:table-cell>
          <table:table-cell office:value-type="string" calcext:value-type="string">
            <text:p>Guinea_Ebola_Sit_Rep_151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ab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55:.F272])" office:value-type="float" office:value="960" calcext:value-type="float">
            <text:p/>
          </table:table-cell>
          <table:table-cell table:formula="of:=SUM([.G255:.G272])" office:value-type="float" office:value="79" calcext:value-type="float">
            <text:p/>
          </table:table-cell>
          <table:table-cell/>
          <table:table-cell table:formula="of:=SUM([.I255:.I272])" office:value-type="float" office:value="605" calcext:value-type="float">
            <text:p/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5" calcext:value-type="float">
            <text:p>20140915</text:p>
          </table:table-cell>
          <table:table-cell office:value-type="string" calcext:value-type="string">
            <text:p>Guinea_Ebola_Sit_Rep_153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ab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nea</text:p>
          </table:table-cell>
          <table:table-cell table:formula="of:=SUM([.F274:.F307])" office:value-type="float" office:value="964" calcext:value-type="float">
            <text:p/>
          </table:table-cell>
          <table:table-cell table:formula="of:=SUM([.G274:.G307])" office:value-type="float" office:value="61" calcext:value-type="float">
            <text:p/>
          </table:table-cell>
          <table:table-cell/>
          <table:table-cell table:formula="of:=SUM([.I274:.I307])" office:value-type="float" office:value="608" calcext:value-type="float">
            <text:p/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kry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ckedou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nta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ff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rouss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ui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zerekor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mo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rek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cariah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ouan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y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ab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ian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nah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kan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ke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di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ge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l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oual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bi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ndar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louma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i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mou</text:p>
          </table:table-cell>
          <table:table-cell table:number-columns-repeated="5"/>
        </table:table-row>
        <table:table-row table:style-name="ro1"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Guinea_Ebola_Sit_Rep_154</text:p>
          </table:table-cell>
          <table:table-cell office:value-type="string" calcext:value-type="string">
            <text:p>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ak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cked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en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ssidougo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nguiray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lime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ff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ourouss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gu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zereko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omo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brek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ecaria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roua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ya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lab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ndian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rana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k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k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nd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ug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yl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aou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oubi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oundar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loum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mo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ola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  <table:database-ranges>
        <table:database-range table:name="__Anonymous_Sheet_DB__0" table:target-range-address="Sheet1.A146:Sheet1.I234" table:contains-header="false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year number:style="long"/>
      <number:month number:style="long"/>
      <number:day number:style="long"/>
    </number:date-style>
    <number:date-style style:name="N121">
      <number:year/>
      <number:month number:style="long"/>
      <number:day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2:08:48.476993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08:11:51.538350585</meta:creation-date>
    <dc:date>2014-09-20T13:16:24.441618812</dc:date>
    <meta:editing-duration>PT9H19M30S</meta:editing-duration>
    <meta:editing-cycles>10</meta:editing-cycles>
    <meta:generator>LibreOffice/4.2.3.3$Linux_X86_64 LibreOffice_project/420m0$Build-3</meta:generator>
    <meta:document-statistic meta:table-count="2" meta:cell-count="2262" meta:object-count="0"/>
  </office:meta>
</office:document-meta>
</file>